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55aa7"/>
    </style:style>
    <style:style style:name="P11" style:family="paragraph" style:parent-style-name="Standard">
      <style:text-properties officeooo:rsid="003bcf66" officeooo:paragraph-rsid="00443ff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  <style:style style:name="T6" style:family="text">
      <style:text-properties style:font-name="Liberation Serif1" officeooo:rsid="00432f89" style:font-name-asian="Liberation Serif1" style:font-name-complex="Liberation Serif1"/>
    </style:style>
    <style:style style:name="T7" style:family="text">
      <style:text-properties style:font-name="Liberation Serif1" officeooo:rsid="00455aa7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8">9A FPN_acquisition<text:tab/><text:tab/>OK<text:span text:style-name="T5">√<text:tab/><text:tab/><text:tab/></text:span><text:span text:style-name="T6">OK (no change to hex file)</text:span><text:tab/></text:p>
      <text:p text:style-name="P9">9B_FPN_to_String<text:tab/><text:tab/>OK<text:span text:style-name="T5">√<text:tab/><text:tab/><text:tab/></text:span><text:span text:style-name="T6">OK (no change to hex file)</text:span></text:p>
      <text:p text:style-name="P11">9C_FPN_Add_Sub<text:tab/><text:tab/>OK<text:span text:style-name="T5">√<text:tab/><text:tab/><text:tab/></text:span><text:span text:style-name="T6">OK (no change to hex file)</text:span></text:p>
      <text:p text:style-name="P7">9D_<text:span text:style-name="T3">FPN_mult_div<text:tab/><text:tab/>OK</text:span><text:span text:style-name="T5">√<text:tab/><text:tab/><text:tab/></text:span><text:span text:style-name="T6">OK (no change to hex file)</text:span></text:p>
      <text:p text:style-name="P10">9E_e_power_series<text:tab/><text:tab/>OK<text:span text:style-name="T5">√<text:tab/><text:tab/><text:tab/></text:span><text:span text:style-name="T6">OK (no change to .</text:span><text:span text:style-name="T7">ino or </text:span><text:span text:style-name="T6">hex file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39:10.738000000</dc:date>
    <meta:editing-duration>PT14H55M17S</meta:editing-duration>
    <meta:editing-cycles>39</meta:editing-cycles>
    <meta:document-statistic meta:table-count="0" meta:image-count="0" meta:object-count="0" meta:page-count="1" meta:paragraph-count="14" meta:word-count="83" meta:character-count="561" meta:non-whitespace-character-count="453"/>
  </office:meta>
</office:document-meta>
</file>